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o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49" calcext:value-type="float">
            <text:p>149</text:p>
          </table:table-cell>
          <table:table-cell office:value-type="float" office:value="91" calcext:value-type="float">
            <text:p>91</text:p>
          </table:table-cell>
          <table:table-cell table:number-columns-repeated="55"/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table:number-columns-repeated="55"/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356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6">0000/00/00</text:date>, <text:time style:data-style-name="N2" text:time-value="16:46:26.67741409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9T09:36:12.029917599</meta:creation-date>
    <dc:date>2020-09-26T16:47:11.373790364</dc:date>
    <meta:editing-duration>PT5H3M45S</meta:editing-duration>
    <meta:editing-cycles>41</meta:editing-cycles>
    <meta:generator>LibreOffice/7.0.1.2$Linux_X86_64 LibreOffice_project/7cbcfc562f6eb6708b5ff7d7397325de9e764452</meta:generator>
    <meta:document-statistic meta:table-count="1" meta:cell-count="657" meta:object-count="0"/>
  </office:meta>
</office:document-meta>
</file>